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.setTSUID( String ts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set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getTS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IncomingDataPoint( final String tsuid , final String granularity , final long timestamp ,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omingDataPoint.setGranularity( String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IncomingData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omingDataPoint.setTags( Map &lt; String , String &gt; 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comingDataPoi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getMet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setAggregator( String aggreg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getAggreg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getGranu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IncomingDataPoint( final String metric , final long timestamp , final String value , final HashMap &lt; String , String &gt; tags , final String granularity , final String aggreg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omingDataPoin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.setMetric( String metr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